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fo:font-weight="bold" officeooo:rsid="001de1c0" officeooo:paragraph-rsid="001de1c0" style:font-weight-asian="bold" style:font-weight-complex="bold"/>
    </style:style>
    <style:style style:name="P2" style:family="paragraph" style:parent-style-name="Footer">
      <style:text-properties officeooo:paragraph-rsid="001c2a6b"/>
    </style:style>
    <style:style style:name="P3" style:family="paragraph" style:parent-style-name="Text_20_body">
      <style:paragraph-properties fo:margin-left="0cm" fo:margin-right="0cm" fo:text-indent="0cm" style:auto-text-indent="false"/>
      <style:text-properties officeooo:rsid="000af003" officeooo:paragraph-rsid="000af003"/>
    </style:style>
    <style:style style:name="P4" style:family="paragraph" style:parent-style-name="Text_20_body">
      <style:paragraph-properties fo:margin-left="0cm" fo:margin-right="0cm" fo:text-indent="0cm" style:auto-text-indent="false"/>
      <style:text-properties officeooo:rsid="000d2343" officeooo:paragraph-rsid="00178e6f"/>
    </style:style>
    <style:style style:name="P5" style:family="paragraph" style:parent-style-name="Text_20_body">
      <style:paragraph-properties fo:margin-left="0cm" fo:margin-right="0cm" fo:text-indent="0cm" style:auto-text-indent="false"/>
      <style:text-properties officeooo:rsid="000d2343" officeooo:paragraph-rsid="0025e12b"/>
    </style:style>
    <style:style style:name="P6" style:family="paragraph" style:parent-style-name="Text_20_body">
      <style:paragraph-properties fo:margin-left="0cm" fo:margin-right="0cm" fo:text-indent="0cm" style:auto-text-indent="false"/>
      <style:text-properties officeooo:rsid="000d7a98" officeooo:paragraph-rsid="0015d83c"/>
    </style:style>
    <style:style style:name="P7" style:family="paragraph" style:parent-style-name="Text_20_body">
      <style:paragraph-properties fo:margin-left="0cm" fo:margin-right="0cm" fo:text-indent="0cm" style:auto-text-indent="false"/>
      <style:text-properties officeooo:rsid="000d7a98" officeooo:paragraph-rsid="0025e12b"/>
    </style:style>
    <style:style style:name="P8" style:family="paragraph" style:parent-style-name="Text_20_body">
      <style:paragraph-properties fo:margin-left="0cm" fo:margin-right="0cm" fo:text-indent="0cm" style:auto-text-indent="false"/>
      <style:text-properties officeooo:rsid="00178e6f" officeooo:paragraph-rsid="00178e6f"/>
    </style:style>
    <style:style style:name="P9" style:family="paragraph" style:parent-style-name="Text_20_body">
      <style:paragraph-properties fo:margin-left="0cm" fo:margin-right="0cm" fo:text-indent="0cm" style:auto-text-indent="false"/>
      <style:text-properties officeooo:paragraph-rsid="0025e12b"/>
    </style:style>
    <style:style style:name="P10" style:family="paragraph" style:parent-style-name="Text_20_body">
      <style:paragraph-properties fo:margin-left="0cm" fo:margin-right="0cm" fo:text-indent="0cm" style:auto-text-indent="false"/>
      <style:text-properties style:text-underline-style="none" fo:font-weight="bold" officeooo:rsid="0018823c" officeooo:paragraph-rsid="0018823c" style:font-weight-asian="bold" style:font-weight-complex="bold"/>
    </style:style>
    <style:style style:name="P11" style:family="paragraph" style:parent-style-name="Frame_20_contents">
      <style:paragraph-properties fo:text-align="justify" style:justify-single-word="false"/>
      <style:text-properties officeooo:rsid="00215642" officeooo:paragraph-rsid="00215642"/>
    </style:style>
    <style:style style:name="P12" style:family="paragraph" style:parent-style-name="Frame_20_contents">
      <style:paragraph-properties fo:text-align="justify" style:justify-single-word="false"/>
      <style:text-properties officeooo:rsid="00219d26" officeooo:paragraph-rsid="00219d26"/>
    </style:style>
    <style:style style:name="P13" style:family="paragraph" style:parent-style-name="Frame_20_contents">
      <style:paragraph-properties fo:text-align="justify" style:justify-single-word="false"/>
      <style:text-properties officeooo:rsid="00219d26" officeooo:paragraph-rsid="002340bb"/>
    </style:style>
    <style:style style:name="P14" style:family="paragraph" style:parent-style-name="Frame_20_contents">
      <style:paragraph-properties fo:text-align="justify" style:justify-single-word="false"/>
      <style:text-properties officeooo:rsid="00219d26" officeooo:paragraph-rsid="00276799"/>
    </style:style>
    <style:style style:name="P15" style:family="paragraph" style:parent-style-name="Frame_20_contents">
      <style:paragraph-properties fo:text-align="justify" style:justify-single-word="false"/>
      <style:text-properties officeooo:rsid="00219d26" officeooo:paragraph-rsid="0029454e"/>
    </style:style>
    <style:style style:name="P16" style:family="paragraph" style:parent-style-name="Frame_20_contents">
      <style:paragraph-properties fo:text-align="justify" style:justify-single-word="false"/>
      <style:text-properties officeooo:rsid="00219d26" officeooo:paragraph-rsid="002c8e72"/>
    </style:style>
    <style:style style:name="P17" style:family="paragraph" style:parent-style-name="Frame_20_contents">
      <style:paragraph-properties fo:text-align="justify" style:justify-single-word="false"/>
      <style:text-properties fo:color="#9900ff" officeooo:rsid="00219d26" officeooo:paragraph-rsid="00219d26"/>
    </style:style>
    <style:style style:name="P18" style:family="paragraph" style:parent-style-name="Title">
      <style:text-properties officeooo:rsid="0009c60c" officeooo:paragraph-rsid="0009c60c"/>
    </style:style>
    <style:style style:name="P19" style:family="paragraph" style:parent-style-name="Text_20_body" style:list-style-name="L1">
      <style:text-properties officeooo:paragraph-rsid="0025e12b"/>
    </style:style>
    <style:style style:name="P20" style:family="paragraph" style:parent-style-name="Text_20_body" style:list-style-name="L1">
      <style:text-properties officeooo:rsid="000d2343" officeooo:paragraph-rsid="00178e6f"/>
    </style:style>
    <style:style style:name="P21" style:family="paragraph" style:parent-style-name="Text_20_body" style:list-style-name="L1">
      <style:text-properties officeooo:rsid="00178e6f" officeooo:paragraph-rsid="0025e12b"/>
    </style:style>
    <style:style style:name="T1" style:family="text">
      <style:text-properties fo:font-weight="bold" style:font-weight-asian="bold" style:font-weight-complex="bold"/>
    </style:style>
    <style:style style:name="T2" style:family="text">
      <style:text-properties fo:font-weight="bold" officeooo:rsid="001c2a6b" style:font-weight-asian="bold" style:font-weight-complex="bold"/>
    </style:style>
    <style:style style:name="T3" style:family="text">
      <style:text-properties fo:font-weight="bold" officeooo:rsid="00178e6f" style:font-weight-asian="bold" style:font-weight-complex="bold"/>
    </style:style>
    <style:style style:name="T4" style:family="text">
      <style:text-properties officeooo:rsid="000c1d72"/>
    </style:style>
    <style:style style:name="T5" style:family="text">
      <style:text-properties officeooo:rsid="000d7a98"/>
    </style:style>
    <style:style style:name="T6" style:family="text">
      <style:text-properties officeooo:rsid="000ebc2c"/>
    </style:style>
    <style:style style:name="T7" style:family="text">
      <style:text-properties officeooo:rsid="0013d3aa"/>
    </style:style>
    <style:style style:name="T8" style:family="text">
      <style:text-properties officeooo:rsid="0015d83c"/>
    </style:style>
    <style:style style:name="T9" style:family="text">
      <style:text-properties officeooo:rsid="00162b75"/>
    </style:style>
    <style:style style:name="T10" style:family="text">
      <style:text-properties style:text-underline-style="none" fo:font-weight="bold" style:font-weight-asian="bold" style:font-weight-complex="bold"/>
    </style:style>
    <style:style style:name="T11" style:family="text">
      <style:text-properties officeooo:rsid="002340bb"/>
    </style:style>
    <style:style style:name="T12" style:family="text">
      <style:text-properties officeooo:rsid="0025e12b"/>
    </style:style>
    <style:style style:name="T13" style:family="text">
      <style:text-properties officeooo:rsid="00276799"/>
    </style:style>
    <style:style style:name="T14" style:family="text">
      <style:text-properties officeooo:rsid="0029454e"/>
    </style:style>
    <style:style style:name="T15" style:family="text">
      <style:text-properties officeooo:rsid="002ac4dd"/>
    </style:style>
    <style:style style:name="T16" style:family="text">
      <style:text-properties fo:color="#00cc33"/>
    </style:style>
    <style:style style:name="T17" style:family="text">
      <style:text-properties fo:color="#00cc33" officeooo:rsid="002befd6"/>
    </style:style>
    <style:style style:name="T18" style:family="text">
      <style:text-properties fo:color="#9900ff"/>
    </style:style>
    <style:style style:name="T19" style:family="text">
      <style:text-properties fo:color="#ff9900"/>
    </style:style>
    <style:style style:name="T20" style:family="text">
      <style:text-properties fo:color="#ff33ff"/>
    </style:style>
    <style:style style:name="T21" style:family="text">
      <style:text-properties officeooo:rsid="002c09a8"/>
    </style:style>
    <style:style style:name="T22" style:family="text">
      <style:text-properties officeooo:rsid="002c8e72"/>
    </style:style>
    <style:style style:name="T23" style:family="text">
      <style:text-properties officeooo:rsid="0032d99d"/>
    </style:style>
    <style:style style:name="T24" style:family="text">
      <style:text-properties officeooo:rsid="0033b8a5"/>
    </style:style>
    <style:style style:name="T25" style:family="text">
      <style:text-properties officeooo:rsid="003657a5"/>
    </style:style>
    <style:style style:name="T26" style:family="text">
      <style:text-properties officeooo:rsid="00178e6f"/>
    </style:style>
    <style:style style:name="T27" style:family="text">
      <style:text-properties officeooo:rsid="003bf190"/>
    </style:style>
    <style:style style:name="T28" style:family="text">
      <style:text-properties officeooo:rsid="003c641a"/>
    </style:style>
    <style:style style:name="fr1" style:family="graphic" style:parent-style-name="Frame">
      <style:graphic-properties style:vertical-pos="top" style:vertical-rel="paragraph-content" style:horizontal-pos="center" style:horizontal-rel="paragraph" fo:background-color="#dddddd" style:background-transparency="0%" draw:fill="solid">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original</text:p>
      <text:p text:style-name="P3"><text:span text:style-name="T10">Concept :</text:span> Jeu d'arcade</text:p>
      <text:p text:style-name="P3"><text:span text:style-name="T10">Description :</text:span> <text:span text:style-name="T4">Il s'agit d'un jeu focalisé sur les problèmes de plomberie d'une maison. Le joueur, qui entrera son pseudonyme avant de commencer une partie, devra réparer toutes les fuites d'eau avant la fin du temps imparti.</text:span></text:p>
      <text:p text:style-name="P5"><text:tab/>Le jeu possédera trois niveaux, avec une difficulté croissante, et chaque niveau sera représenté par une maison composée d'un rez-de-chaussée et d'un étage. Le nombre de pièces présentes sur ces deux paliers augmentera à chaque niveau passé. Une pièce peut contenir au moins une fuite (jusqu'à un maximum de trois<text:span text:style-name="T1">*</text:span>), <text:span text:style-name="T23">et celles-ci</text:span> peuvent apparaître au fil du temps, <text:span text:style-name="T9">et une fenêtre pour une action possible (voir plus bas)</text:span>. <text:span text:style-name="T5">Ces maisons seront générées aléatoirement et pourront éventuellement posséder un ou deux placards : une pièce immunisée à l'apparition des fuites et contenant des objets utiles.</text:span></text:p>
      <text:p text:style-name="P7"><text:tab/>Une fuite d'eau a trois débits possibles : faible, normal et rapide. Par défaut, il s'agira du débit normal<text:span text:style-name="T1">*</text:span>. <text:span text:style-name="T8">Néanmoins, une valve sera présente dans l'une des pièces : en l'activant, elle régulera automatiquement les débits d'eau de fuites auxquelles elle est reliée, et diminuera – ou accélérera, le cas échéant – l'inondation. </text:span>Les pièces touchées deviendront petit à petit inondées : selon le niveau de l'eau, le joueur recevra des points négatifs en continu<text:span text:style-name="T1">*</text:span> tant que le niveau ne sera pas remis à zéro ou en-dessous d'un certain palier.</text:p>
      <text:p text:style-name="P6"><text:tab/>Pour retarder l'inondation, il pourra utiliser des seaux d'eau ayant une contenance limitée et pouvant être placé<text:span text:style-name="T7">s</text:span> sous une fuite. Une fois plein<text:span text:style-name="T24">s</text:span>, la fuite reprendra l'inondation de la pièce. <text:span text:style-name="T6">Un seau sera présent par défaut dans la maison et le joueur pourra en trouver un dans un placard (en fonction du pourcentage de chance d'apparition). De même, à partir du deuxième niveau, une bassine sera disponible et pourra prendre place sous deux fuites, en plus de posséder une contenance en eau supérieure à celle du seau.</text:span></text:p>
      <text:p text:style-name="P4">Le joueur possède <text:span text:style-name="T5">plusieurs</text:span> actions possibles :</text:p>
      <text:list xml:id="list8657201297339998885" text:style-name="L1">
        <text:list-item>
          <text:p text:style-name="P20"><text:span text:style-name="T27">S</text:span>e déplacer de pièce en pièce ;</text:p>
        </text:list-item>
        <text:list-item>
          <text:p text:style-name="P20"><text:span text:style-name="T27">P</text:span>rendre des seaux, les placer dans une pièce (même s'il n'y a pas de fuite) et les vider par une fenêtre quand ils contiennent de l'eau. Pour augmenter le côté stratégique, il ne pourra porter qu'un seau ou une bassine à la fois ;</text:p>
        </text:list-item>
        <text:list-item>
          <text:p text:style-name="P19"><text:span text:style-name="T27">Activer une valve. L'action prendra deux ou trois secondes</text:span><text:span text:style-name="T3">*</text:span><text:span text:style-name="T26"> ;</text:span></text:p>
        </text:list-item>
        <text:list-item>
          <text:p text:style-name="P21"><text:span text:style-name="T27">R</text:span>éparer une fuite. L'action durera quatre ou cinq secondes<text:span text:style-name="T1">*</text:span>.</text:p>
        </text:list-item>
      </text:list>
      <text:p text:style-name="P8"><text:soft-page-break/><text:tab/>Si le joueur parvient à réparer toutes les fuites avant la fin du temps imparti, le niveau est automatiquement gagné. Si une pièce est complètement inondée, ce<text:span text:style-name="T25">la</text:span> sera considéré comme un « Game over ». Sinon, il devra tenir le coup jusqu'à la fin du chronomètre. Le jeu continue jusqu'à la fin du troisième niveau, sauf si le joueur obtient un « Game over » en cours de partie.</text:p>
      <text:p text:style-name="P10">Prototype :</text:p>
      <text:p text:style-name="P9"><draw:frame draw:style-name="fr1" draw:name="Cadre1" text:anchor-type="paragraph" svg:width="16.905cm" draw:z-index="0"><draw:text-box fo:min-height="16.143cm"><text:p text:style-name="P11"><text:span text:style-name="T18">#include</text:span> <text:span text:style-name="T19">&lt;stdio.h&gt;</text:span></text:p><text:p text:style-name="P11"><text:span text:style-name="T18">#include</text:span> <text:span text:style-name="T19">&lt;stdlib.h&gt;</text:span></text:p><text:p text:style-name="P11"/><text:p text:style-name="P11"><text:span text:style-name="T18">#include</text:span> <text:span text:style-name="T19">&lt;maison_fuites.h&gt;</text:span> <text:span text:style-name="T16">// </text:span><text:span text:style-name="T17">Fonctions associées à la génération et les propriétés de la maison et des fuites</text:span></text:p><text:p text:style-name="P11"><text:span text:style-name="T18">#include</text:span> <text:span text:style-name="T19">&lt;items.h&gt;</text:span> <text:span text:style-name="T16">// </text:span><text:span text:style-name="T17">Fonctions associées aux objets disponibles pendant les parties</text:span></text:p><text:p text:style-name="P11"><text:span text:style-name="T18">#include</text:span> <text:span text:style-name="T19">&lt;joueur.h&gt;</text:span> <text:span text:style-name="T16">// </text:span><text:span text:style-name="T17">Fonctions associées aux actions mises à disposition du joueur</text:span></text:p><text:p text:style-name="P11"/><text:p text:style-name="P17">#define TAILLE 20</text:p><text:p text:style-name="P17">#define SCORE fichier_score.txt</text:p><text:p text:style-name="P11"/><text:p text:style-name="P12"><text:span text:style-name="T20">int</text:span> main() {</text:p><text:p text:style-name="P12"><text:tab/><text:span text:style-name="T20">char</text:span>[<text:span text:style-name="T21">TAILLE</text:span>] pseudo ;</text:p><text:p text:style-name="P12"><text:tab/><text:span text:style-name="T20">int</text:span> choix = 0 ;</text:p><text:p text:style-name="P12"/><text:p text:style-name="P12"><text:tab/>printf(« Bienvenue sur &lt;nom_jeu&gt;!\n\n ») ;</text:p><text:p text:style-name="P12"><text:tab/>printf(« 1 - Commencer une nouvelle partie\n ») ;</text:p><text:p text:style-name="P14"><text:tab/>printf(« 2 - Voir les scores\n ») ;</text:p><text:p text:style-name="P14"><text:tab/>printf(« <text:span text:style-name="T13">3</text:span> - <text:span text:style-name="T13">Quitter</text:span>\n ») ;</text:p><text:p text:style-name="P12"/><text:p text:style-name="P13"><text:tab/>while(choix &gt;= 0 || choix <text:span text:style-name="T11">&lt;=</text:span> <text:span text:style-name="T15">3</text:span>) <text:span text:style-name="T11">{</text:span></text:p><text:p text:style-name="P13"/><text:p text:style-name="P13"><text:tab/><text:tab/>scanf(« %i »,&amp;choix) ;</text:p><text:p text:style-name="P12"><text:tab/></text:p><text:p text:style-name="P12"><text:tab/><text:tab/>switch(choix) {</text:p><text:p text:style-name="P16"><text:tab/><text:tab/><text:tab/>case 1 : <text:span text:style-name="T22">pseudo = saisie_pseudo() ;</text:span></text:p><text:p text:style-name="P16"><text:tab/><text:tab/><text:tab/><text:tab/>lancement_partie() ;</text:p><text:p text:style-name="P12"><text:tab/><text:tab/><text:tab/><text:tab/>break ;</text:p><text:p text:style-name="P12"><text:tab/><text:tab/><text:tab/>case 2 : afficher_score(SCORE) ;</text:p><text:p text:style-name="P15"><text:tab/><text:tab/><text:tab/><text:tab/>break ;</text:p><text:p text:style-name="P15"><text:tab/><text:tab/><text:tab/>case <text:span text:style-name="T14">3</text:span> : <text:span text:style-name="T14">exit()</text:span> ;</text:p><text:p text:style-name="P15"><text:tab/><text:tab/><text:tab/><text:tab/>break ;</text:p><text:p text:style-name="P13"><text:tab/><text:tab/><text:tab/><text:span text:style-name="T11">default : printf(« \nChoix invalide !\n ») ;</text:span></text:p><text:p text:style-name="P13"><text:tab/><text:tab/>}</text:p><text:p text:style-name="P13"><text:tab/><text:span text:style-name="T11">}</text:span><text:tab/></text:p><text:p text:style-name="P12">}</text:p></draw:text-box></draw:frame>_______</text:p>
      <text:p text:style-name="Footnote"><text:span text:style-name="T1">*</text:span> <text:span text:style-name="T12">Données pour l'exemple, susceptibles d'être modifiées pendant le développ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049cm" fo:margin-bottom="0.25cm" loext:contextual-spacing="false" fo:line-height="120%" fo:text-align="justify" style:justify-single-word="false" fo:text-indent="1.199cm" style:auto-text-indent="false"/>
      <style:text-properties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 " style:num-suffix="." style:num-format="I">
        <style:list-level-properties text:list-level-position-and-space-mode="label-alignment">
          <style:list-level-label-alignment text:label-followed-by="space"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space" fo:text-indent="-1.016cm" fo:margin-left="1.016cm"/>
        </style:list-level-properties>
      </text:outline-level-style>
      <text:outline-level-style text:level="3" style:num-prefix=" " style:num-suffix="." style:num-format="i">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officeooo:rsid="001de1c0" officeooo:paragraph-rsid="001de1c0" style:font-weight-asian="bold" style:font-weight-complex="bold"/>
    </style:style>
    <style:style style:name="MP2" style:family="paragraph" style:parent-style-name="Footer">
      <style:text-properties officeooo:paragraph-rsid="001c2a6b"/>
    </style:style>
    <style:style style:name="MT1" style:family="text">
      <style:text-properties fo:font-weight="bold" style:font-weight-asian="bold" style:font-weight-complex="bold"/>
    </style:style>
    <style:style style:name="MT2" style:family="text">
      <style:text-properties fo:font-weight="bold" officeooo:rsid="001c2a6b"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KAJAK Rémi<text:tab/>MAROUF Taous<text:tab/>NOVELIÈRE Benjamin</text:p>
      </style:header>
      <style:footer>
        <text:p text:style-name="MP2"><text:span text:style-name="MT1"><text:date style:data-style-name="N37" text:date-value="2018-01-18T17:27:52.162223188" text:fixed="true">18/01/18</text:date></text:span><text:tab/><text:span text:style-name="MT1"><text:page-number text:select-page="current">2</text:page-number></text:span><text:span text:style-name="MT1"> / </text:span><text:span text:style-name="MT1"><text:page-count>2</text:page-count></text:span><text:span text:style-name="MT1"><text:tab/></text:span><text:span text:style-name="MT2">L2 Informatiqu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miganox </meta:initial-creator>
    <meta:creation-date>2018-01-18T16:35:58.573963999</meta:creation-date>
    <dc:date>2018-02-13T16:02:32.312335681</dc:date>
    <dc:creator>Omiganox </dc:creator>
    <meta:editing-duration>PT5H15M2S</meta:editing-duration>
    <meta:editing-cycles>59</meta:editing-cycles>
    <meta:generator>LibreOffice/4.3.3.2$Linux_X86_64 LibreOffice_project/430m0$Build-2</meta:generator>
    <meta:document-statistic meta:table-count="0" meta:image-count="0" meta:object-count="0" meta:page-count="2" meta:paragraph-count="46" meta:word-count="627" meta:character-count="3755" meta:non-whitespace-character-count="3127"/>
  </office:meta>
</office:document-meta>
</file>